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e94" officeooo:paragraph-rsid="001f9e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Step 1.) Enable Upload module from admin (</text:span><text:a xlink:type="simple" xlink:href="https://www.lucidsoftech.com/hire-drupal-developers" text:style-name="Internet_20_link" text:visited-style-name="Visited_20_Internet_20_Link"><text:span text:style-name="Strong_20_Emphasis">drupal</text:span></text:a><text:span text:style-name="Strong_20_Emphasis"> core – optional)</text:span><text:line-break/>Administer -&gt; Site Building -&gt; Modules<text:line-break/>Under Core – optional, mark the upload module.</text:p>
      <text:p text:style-name="Text_20_body"><text:span text:style-name="Strong_20_Emphasis">Step 2.) Set permissions for user to upload and view PDF </text:span><text:line-break/>Administrator -&gt; User Management -&gt; Permissions<text:line-break/>under “upload module”, mark permissions</text:p>
      <text:p text:style-name="Text_20_body"><text:span text:style-name="Strong_20_Emphasis">Step 3.) Add PDF as a permitted file extension</text:span><text:line-break/>Administer -&gt; Site Configuration -&gt; File uploads<text:line-break/>In the field: Default permitted file extensions<text:line-break/>add “pdf” to the list.</text:p>
      <text:p text:style-name="Standard"/>
      <text:p text:style-name="Standard">sudo apt install poppler-utils</text:p>
      <text:p text:style-name="Standard"/>
      <text:p text:style-name="P1">pdfinfo exemple.pdf</text:p>
      <text:p text:style-name="P1"/>
      <text:p text:style-name="P1">rm -R src</text:p>
      <text:p text:style-name="P1"/>
      <text:p text:style-name="P1">gs -sDEVICE=pdfwrite -dCompatibilityLevel=1.5 <text:s/>-dPDFSETTINGS=/prepress -dNOPAUSE -dQUIET -dBATCH -sOutputFile=exemple.pdf</text:p>
      <text:p text:style-name="P1"/>
      <text:p text:style-name="P1"><text:s text:c="2"/>731 <text:s/>touch convertisseur_pdf.modul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4:12:10.235582278</meta:creation-date>
    <dc:date>2020-11-16T16:55:24.734124292</dc:date>
    <meta:editing-duration>PT2H43M13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8" meta:word-count="93" meta:character-count="678" meta:non-whitespace-character-count="586"/>
  </office:meta>
</office:document-meta>
</file>